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3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4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70">proxapplerou</text:p>
      <text:p text:style-name="P70"><text:tab/>ld (ix+movex),255</text:p>
      <text:p text:style-name="P69"><text:tab/>ld hl,trollgotapplemess</text:p>
      <text:p text:style-name="P69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23:03:36.928527481</dc:date>
    <meta:editing-duration>P2DT7H29M13S</meta:editing-duration>
    <meta:editing-cycles>193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